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</text:p>
      <text:p text:style-name="P2"/>
      <text:p text:style-name="P2">var emptyArray = new Array(5);</text:p>
      <text:p text:style-name="P2"><text:tab/>-5 Elemente am Anfang</text:p>
      <text:p text:style-name="P2"><text:tab/>-Nicht auf 5 Elemente beschränkt</text:p>
      <text:p text:style-name="P2">var emptyArray = [];</text:p>
      <text:p text:style-name="P2"><text:tab/>-noch keine Lä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11:53.76</meta:creation-date>
    <dc:date>2012-12-11T11:02:53.76</dc:date>
    <meta:editing-duration>PT50M5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22" meta:character-count="128"/>
  </office:meta>
</office:document-meta>
</file>